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26pt" officeooo:rsid="00012084" officeooo:paragraph-rsid="00012084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6pt" fo:font-style="normal" officeooo:rsid="00012084" officeooo:paragraph-rsid="00012084" style:font-size-asian="22.75pt" style:font-style-asian="normal" style:font-size-complex="26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officeooo:rsid="00012084" officeooo:paragraph-rsid="00012084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4pt" officeooo:rsid="00012084" officeooo:paragraph-rsid="00012084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tended Project qualification (level 3)</text:p>
      <text:p text:style-name="P1"/>
      <text:p text:style-name="P1"/>
      <text:p text:style-name="P1"/>
      <text:p text:style-name="P1"/>
      <text:p text:style-name="P1"/>
      <text:p text:style-name="P3"><text:span text:style-name="T2">Exploring and implementing real-time computer graphics and accurate physics</text:span></text:p>
      <text:p text:style-name="P1"/>
      <text:p text:style-name="P1"/>
      <text:p text:style-name="P2">Cheng Sun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Mentor</text:span>:<text:tab/>Mrs. Alison Eddershaw</text:p>
      <text:p text:style-name="P1"><text:span text:style-name="T1">Tutor</text:span>: <text:tab/>Mr. Iain Lee</text:p>
      <text:p text:style-name="P1"/>
      <text:p text:style-name="P1"><text:span text:style-name="T1">Word count</text:span>: 20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02:36:13.719225141</meta:creation-date>
    <dc:date>2013-10-10T02:43:31.115866990</dc:date>
    <meta:editing-duration>P0D</meta:editing-duration>
    <meta:editing-cycles>1</meta:editing-cycles>
    <meta:document-statistic meta:table-count="0" meta:image-count="0" meta:object-count="0" meta:page-count="1" meta:paragraph-count="6" meta:word-count="27" meta:character-count="189" meta:non-whitespace-character-count="167"/>
    <meta:generator>LibreOffice/4.1.2.3$Linux_X86_64 LibreOffice_project/410m0$Build-3</meta:generator>
  </office:meta>
</office:document-meta>
</file>